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svg:x1="8.5cm" svg:y1="2.435cm" svg:x2="5.147cm" svg:y2="3.4cm" draw:start-shape="id1" draw:start-glue-point="3" draw:end-shape="id2" draw:end-glue-point="0" svg:d="M8500 2435h-3353v965" svg:viewBox="0 0 3354 966">
          <text:p text:style-name="P1"><text:span text:style-name="T1">n</text:span></text:p>
        </draw:connector>
        <draw:connector draw:style-name="gr1" draw:text-style-name="P2" draw:layer="layout" svg:x1="10.374cm" svg:y1="2.435cm" svg:x2="13.463cm" svg:y2="3.4cm" draw:start-shape="id1" draw:start-glue-point="1" draw:end-shape="id3" draw:end-glue-point="0" svg:d="M10374 2435h3089v965" svg:viewBox="0 0 3090 966">
          <text:p text:style-name="P1"><text:span text:style-name="T1">y</text:span></text:p>
        </draw:connector>
        <draw:frame draw:style-name="gr2" draw:text-style-name="P4" xml:id="id2" draw:id="id2" draw:layer="layout" svg:width="3.694cm" svg:height="1.685cm" svg:x="3.3cm" svg:y="3.4cm">
          <draw:text-box>
            <text:p text:style-name="P3"><text:span text:style-name="T1">init default config</text:span></text:p>
            <text:p text:style-name="P3"><text:span text:style-name="T1">host: localhost</text:span></text:p>
            <text:p text:style-name="P3"><text:span text:style-name="T1">port: 9090</text:span></text:p>
          </draw:text-box>
        </draw:frame>
        <draw:frame draw:style-name="gr2" draw:text-style-name="P4" xml:id="id3" draw:id="id3" draw:layer="layout" svg:width="3.127cm" svg:height="0.729cm" svg:x="11.9cm" svg:y="3.4cm">
          <draw:text-box>
            <text:p><text:span text:style-name="T1">req: host, port</text:span></text:p>
          </draw:text-box>
        </draw:frame>
        <draw:connector draw:style-name="gr3" draw:text-style-name="P5" draw:layer="layout" svg:x1="6.994cm" svg:y1="4.242cm" svg:x2="11.9cm" svg:y2="3.764cm" draw:start-shape="id2" draw:start-glue-point="1" draw:end-shape="id3" draw:end-glue-point="3" svg:d="M6994 4242h2453v-478h2453" svg:viewBox="0 0 4907 479">
          <text:p/>
        </draw:connector>
        <draw:connector draw:style-name="gr1" draw:text-style-name="P2" draw:layer="layout" svg:x1="12.285cm" svg:y1="5.264cm" svg:x2="7.991cm" svg:y2="6.771cm" draw:start-shape="id4" draw:start-glue-point="3" draw:end-shape="id5" draw:end-glue-point="0" svg:d="M12285 5264h-4294v1507" svg:viewBox="0 0 4295 1508">
          <text:p text:style-name="P1"><text:span text:style-name="T1">y</text:span></text:p>
        </draw:connector>
        <draw:connector draw:style-name="gr1" draw:text-style-name="P2" draw:layer="layout" svg:x1="14.7cm" svg:y1="5.264cm" svg:x2="17.001cm" svg:y2="6.3cm" draw:start-shape="id4" draw:start-glue-point="1" draw:end-shape="id6" draw:end-glue-point="0" svg:d="M14700 5264h2301v1036" svg:viewBox="0 0 2302 1037">
          <text:p text:style-name="P1"><text:span text:style-name="T1">n</text:span></text:p>
        </draw:connector>
        <draw:frame draw:style-name="gr2" draw:text-style-name="P4" xml:id="id6" draw:id="id6" draw:layer="layout" svg:width="4.003cm" svg:height="0.729cm" svg:x="15cm" svg:y="6.3cm">
          <draw:text-box>
            <text:p text:style-name="P3"><text:span text:style-name="T1">pop: ask host, port</text:span></text:p>
          </draw:text-box>
        </draw:frame>
        <draw:frame draw:style-name="gr2" draw:text-style-name="P6" xml:id="id4" draw:id="id4" draw:layer="layout" svg:width="2.415cm" svg:height="0.729cm" svg:x="12.285cm" svg:y="4.9cm">
          <draw:text-box>
            <text:p><text:span text:style-name="T1">available? </text:span></text:p>
          </draw:text-box>
        </draw:frame>
        <draw:connector draw:style-name="gr3" draw:text-style-name="P5" draw:layer="layout" svg:x1="13.463cm" svg:y1="4.129cm" svg:x2="13.492cm" svg:y2="4.9cm" draw:start-shape="id3" draw:start-glue-point="2" draw:end-shape="id4" draw:end-glue-point="0" svg:d="M13463 4129v386h29v385" svg:viewBox="0 0 30 772">
          <text:p/>
        </draw:connector>
        <draw:connector draw:style-name="gr3" draw:text-style-name="P5" draw:layer="layout" svg:x1="15cm" svg:y1="6.664cm" svg:x2="13.492cm" svg:y2="5.629cm" draw:start-shape="id6" draw:start-glue-point="3" draw:end-shape="id4" svg:d="M15000 6664h-1508v-1035" svg:viewBox="0 0 1509 1036">
          <text:p/>
        </draw:connector>
        <draw:frame draw:style-name="gr2" draw:text-style-name="P4" xml:id="id1" draw:id="id1" draw:layer="layout" svg:width="1.874cm" svg:height="0.729cm" svg:x="8.5cm" svg:y="2.071cm">
          <draw:text-box>
            <text:p><text:span text:style-name="T1">config?</text:span></text:p>
          </draw:text-box>
        </draw:frame>
        <draw:frame draw:style-name="gr2" draw:text-style-name="P4" xml:id="id7" draw:id="id7" draw:layer="layout" svg:width="1.848cm" svg:height="0.729cm" svg:x="8.452cm" svg:y="0.3cm">
          <draw:text-box>
            <text:p text:style-name="P3"><text:span text:style-name="T1">START</text:span></text:p>
          </draw:text-box>
        </draw:frame>
        <draw:connector draw:style-name="gr3" draw:text-style-name="P5" draw:layer="layout" svg:x1="9.376cm" svg:y1="1.029cm" svg:x2="9.437cm" svg:y2="2.071cm" draw:start-shape="id7" draw:start-glue-point="2" draw:end-shape="id1" draw:end-glue-point="0" svg:d="M9376 1029v521h61v521" svg:viewBox="0 0 62 1043">
          <text:p/>
        </draw:connector>
        <draw:frame draw:style-name="gr2" draw:text-style-name="P4" xml:id="id5" draw:id="id5" draw:layer="layout" svg:width="2.818cm" svg:height="0.729cm" svg:x="6.582cm" svg:y="6.771cm">
          <draw:text-box>
            <text:p text:style-name="P3"><text:span text:style-name="T1">req: settings</text:span></text:p>
          </draw:text-box>
        </draw:frame>
        <draw:connector draw:style-name="gr1" draw:text-style-name="P2" draw:layer="layout" draw:line-skew="-0.5cm" svg:x1="7.991cm" svg:y1="7.5cm" svg:x2="4.292cm" svg:y2="9.1cm" draw:start-shape="id5" draw:start-glue-point="2" draw:end-shape="id8" draw:end-glue-point="0" svg:d="M7991 7500v300h-3699v1300" svg:viewBox="0 0 3700 1601">
          <text:p text:style-name="P7"><text:span text:style-name="T1">0</text:span></text:p>
        </draw:connector>
        <draw:connector draw:style-name="gr1" draw:text-style-name="P2" draw:layer="layout" draw:line-skew="-0.6cm" svg:x1="7.991cm" svg:y1="7.5cm" svg:x2="9.519cm" svg:y2="11.5cm" draw:start-shape="id5" draw:start-glue-point="2" draw:end-shape="id9" draw:end-glue-point="0" svg:d="M7991 7500v1400h1528v2600" svg:viewBox="0 0 1529 4001">
          <text:p text:style-name="P7"><text:span text:style-name="T1">1</text:span></text:p>
        </draw:connector>
        <draw:connector draw:style-name="gr1" draw:text-style-name="P2" draw:layer="layout" draw:line-skew="-0.35cm" svg:x1="7.991cm" svg:y1="7.5cm" svg:x2="13.175cm" svg:y2="9cm" draw:start-shape="id5" draw:start-glue-point="2" draw:end-shape="id10" draw:end-glue-point="0" svg:d="M7991 7500v400h5184v1100" svg:viewBox="0 0 5185 1501">
          <text:p text:style-name="P7"><text:span text:style-name="T1">&gt;1</text:span></text:p>
        </draw:connector>
        <draw:frame draw:style-name="gr2" draw:text-style-name="P4" xml:id="id10" draw:id="id10" draw:layer="layout" svg:width="3.55cm" svg:height="0.729cm" svg:x="11.4cm" svg:y="9cm">
          <draw:text-box>
            <text:p><text:span text:style-name="T1">pop: list settings</text:span></text:p>
          </draw:text-box>
        </draw:frame>
        <draw:frame draw:style-name="gr2" draw:text-style-name="P4" xml:id="id8" draw:id="id8" draw:layer="layout" svg:width="2.585cm" svg:height="0.729cm" svg:x="3cm" svg:y="9.1cm">
          <draw:text-box>
            <text:p text:style-name="P3"><text:span text:style-name="T1">add setting</text:span></text:p>
          </draw:text-box>
        </draw:frame>
        <draw:frame draw:style-name="gr2" draw:text-style-name="P4" xml:id="id11" draw:id="id11" draw:layer="layout" svg:width="3.059cm" svg:height="0.729cm" svg:x="0.6cm" svg:y="6.4cm">
          <draw:text-box>
            <text:p><text:span text:style-name="T1">INIT CONFIG</text:span></text:p>
          </draw:text-box>
        </draw:frame>
        <draw:connector draw:style-name="gr3" draw:text-style-name="P5" draw:layer="layout" svg:x1="2.129cm" svg:y1="7.129cm" svg:x2="3cm" svg:y2="9.464cm" draw:start-shape="id11" draw:start-glue-point="2" draw:end-shape="id8" draw:end-glue-point="3" svg:d="M2129 7129v2335h871" svg:viewBox="0 0 872 2336">
          <text:p/>
        </draw:connector>
        <draw:frame draw:style-name="gr2" draw:text-style-name="P4" xml:id="id9" draw:id="id9" draw:layer="layout" svg:width="2.839cm" svg:height="1.207cm" svg:x="8.1cm" svg:y="11.5cm">
          <draw:text-box>
            <text:p><text:span text:style-name="T1">req: image</text:span></text:p>
            <text:p><text:span text:style-name="T1">req: sensors</text:span></text:p>
          </draw:text-box>
        </draw:frame>
        <draw:connector draw:style-name="gr3" draw:text-style-name="P5" draw:layer="layout" draw:line-skew="-0.315cm" svg:x1="13.175cm" svg:y1="9.729cm" svg:x2="9.519cm" svg:y2="11.5cm" draw:start-shape="id10" draw:start-glue-point="2" draw:end-shape="id9" draw:end-glue-point="0" svg:d="M13175 9729v571h-3656v1200" svg:viewBox="0 0 3657 1772">
          <text:p/>
        </draw:connector>
        <draw:frame draw:style-name="gr2" draw:text-style-name="P4" xml:id="id12" draw:id="id12" draw:layer="layout" svg:width="3.266cm" svg:height="1.207cm" svg:x="2.6cm" svg:y="10.5cm">
          <draw:text-box>
            <text:p><text:span text:style-name="T1">pop: name</text:span></text:p>
            <text:p><text:span text:style-name="T1">pop: image file</text:span></text:p>
          </draw:text-box>
        </draw:frame>
        <draw:connector draw:style-name="gr3" draw:text-style-name="P5" draw:layer="layout" svg:x1="4.292cm" svg:y1="9.829cm" svg:x2="4.233cm" svg:y2="10.5cm" draw:start-shape="id8" draw:start-glue-point="2" draw:end-shape="id12" draw:end-glue-point="0" svg:d="M4292 9829v336h-59v335" svg:viewBox="0 0 60 672">
          <text:p/>
        </draw:connector>
        <draw:connector draw:style-name="gr3" draw:text-style-name="P5" draw:layer="layout" svg:x1="4.233cm" svg:y1="11.707cm" svg:x2="4.213cm" svg:y2="13.071cm" draw:start-shape="id12" draw:start-glue-point="2" draw:end-shape="id13" draw:end-glue-point="0" svg:d="M4233 11707v682h-20v682" svg:viewBox="0 0 21 1365">
          <text:p/>
        </draw:connector>
        <draw:frame draw:style-name="gr2" draw:text-style-name="P4" xml:id="id13" draw:id="id13" draw:layer="layout" svg:width="4.227cm" svg:height="0.729cm" svg:x="2.1cm" svg:y="13.071cm">
          <draw:text-box>
            <text:p><text:span text:style-name="T1">req: all OW sensors</text:span></text:p>
          </draw:text-box>
        </draw:frame>
        <draw:frame draw:style-name="gr2" draw:text-style-name="P4" xml:id="id14" draw:id="id14" draw:layer="layout" svg:width="4.799cm" svg:height="0.729cm" svg:x="1.8cm" svg:y="14.8cm">
          <draw:text-box>
            <text:p><text:span text:style-name="T1">list sensors, value, pos</text:span></text:p>
          </draw:text-box>
        </draw:frame>
        <draw:connector draw:style-name="gr3" draw:text-style-name="P5" draw:layer="layout" svg:x1="4.213cm" svg:y1="13.8cm" svg:x2="4.199cm" svg:y2="14.8cm" draw:start-shape="id13" draw:start-glue-point="2" draw:end-shape="id14" draw:end-glue-point="0" svg:d="M4213 13800v500h-14v500" svg:viewBox="0 0 15 1001">
          <text:p/>
        </draw:connector>
        <draw:frame draw:style-name="gr2" draw:text-style-name="P4" xml:id="id15" draw:id="id15" draw:layer="layout" svg:width="3.194cm" svg:height="1.207cm" svg:x="2.606cm" svg:y="16.893cm">
          <draw:text-box>
            <text:p><text:span text:style-name="T1">show image,</text:span></text:p>
            <text:p><text:span text:style-name="T1">select position</text:span></text:p>
          </draw:text-box>
        </draw:frame>
        <draw:connector draw:style-name="gr1" draw:text-style-name="P5" draw:layer="layout" svg:x1="4.199cm" svg:y1="15.529cm" svg:x2="4.203cm" svg:y2="16.893cm" draw:start-shape="id14" draw:start-glue-point="2" draw:end-shape="id15" draw:end-glue-point="0" svg:d="M4199 15529v682h4v682" svg:viewBox="0 0 5 1365">
          <text:p><text:span text:style-name="T1">select sensor</text:span></text:p>
        </draw:connector>
        <draw:connector draw:style-name="gr3" draw:text-style-name="P5" draw:layer="layout" draw:line-skew="-0.5cm" svg:x1="2.4cm" svg:y1="19.435cm" svg:x2="1.8cm" svg:y2="15.164cm" draw:start-shape="id16" draw:start-glue-point="3" draw:end-shape="id14" svg:d="M2400 19435h-1600v-4271h1000" svg:viewBox="0 0 1601 4272">
          <text:p/>
        </draw:connector>
        <draw:connector draw:style-name="gr1" draw:text-style-name="P2" draw:layer="layout" draw:line-skew="0.75cm" svg:x1="6.599cm" svg:y1="15.164cm" svg:x2="10.1cm" svg:y2="14.164cm" draw:start-shape="id14" draw:start-glue-point="1" draw:end-shape="id17" draw:end-glue-point="3" svg:d="M6599 15164h2501v-1000h1000" svg:viewBox="0 0 3502 1001">
          <text:p text:style-name="P7"><text:span text:style-name="T1">DONE</text:span></text:p>
        </draw:connector>
        <draw:frame draw:style-name="gr2" draw:text-style-name="P4" xml:id="id16" draw:id="id16" draw:layer="layout" svg:width="3.457cm" svg:height="0.729cm" svg:x="2.4cm" svg:y="19.071cm">
          <draw:text-box>
            <text:p><text:span text:style-name="T1">req: add sensor</text:span></text:p>
          </draw:text-box>
        </draw:frame>
        <draw:connector draw:style-name="gr3" draw:text-style-name="P5" draw:layer="layout" svg:x1="4.203cm" svg:y1="18.1cm" svg:x2="4.128cm" svg:y2="19.071cm" draw:start-shape="id15" draw:start-glue-point="2" draw:end-shape="id16" draw:end-glue-point="0" svg:d="M4203 18100v486h-75v485" svg:viewBox="0 0 76 972">
          <text:p/>
        </draw:connector>
        <draw:frame draw:style-name="gr2" draw:text-style-name="P4" xml:id="id17" draw:id="id17" draw:layer="layout" svg:width="5.883cm" svg:height="0.729cm" svg:x="10.1cm" svg:y="13.8cm">
          <draw:text-box>
            <text:p><text:span text:style-name="T1">draw image, sensors, values</text:span></text:p>
          </draw:text-box>
        </draw:frame>
        <draw:connector draw:style-name="gr3" draw:text-style-name="P5" draw:layer="layout" svg:x1="9.519cm" svg:y1="12.707cm" svg:x2="13.041cm" svg:y2="13.8cm" draw:start-shape="id9" draw:start-glue-point="2" draw:end-shape="id17" draw:end-glue-point="0" svg:d="M9519 12707v547h3522v546" svg:viewBox="0 0 3523 1094">
          <text:p/>
        </draw:connector>
        <draw:connector draw:style-name="gr1" draw:text-style-name="P5" draw:layer="layout" draw:line-skew="0.335cm" svg:x1="13.041cm" svg:y1="14.529cm" svg:x2="10.135cm" svg:y2="16.4cm" draw:start-shape="id17" draw:start-glue-point="2" draw:end-shape="id18" svg:d="M13041 14529v1271h-2906v600" svg:viewBox="0 0 2907 1872">
          <text:p><text:span text:style-name="T1">on click sensor</text:span></text:p>
        </draw:connector>
        <draw:connector draw:style-name="gr1" draw:text-style-name="P2" draw:layer="layout" draw:line-skew="0.35cm" svg:x1="13.041cm" svg:y1="14.529cm" svg:x2="18.929cm" svg:y2="16.771cm" draw:start-shape="id17" draw:start-glue-point="2" draw:end-shape="id19" draw:end-glue-point="0" svg:d="M13041 14529v1471h5888v771" svg:viewBox="0 0 5889 2243">
          <text:p text:style-name="P7"><text:span text:style-name="T1">menu: INIT CONFIG</text:span></text:p>
        </draw:connector>
        <draw:frame draw:style-name="gr2" draw:text-style-name="P4" xml:id="id18" draw:id="id18" draw:layer="layout" svg:width="4.071cm" svg:height="0.729cm" svg:x="8.1cm" svg:y="16.4cm">
          <draw:text-box>
            <text:p><text:span text:style-name="T1">req: def time range</text:span></text:p>
          </draw:text-box>
        </draw:frame>
        <draw:frame draw:style-name="gr2" draw:text-style-name="P4" xml:id="id19" draw:id="id19" draw:layer="layout" svg:width="3.059cm" svg:height="0.729cm" svg:x="17.4cm" svg:y="16.771cm">
          <draw:text-box>
            <text:p><text:span text:style-name="T1">INIT CONFIG</text:span></text:p>
          </draw:text-box>
        </draw:frame>
        <draw:frame draw:style-name="gr2" draw:text-style-name="P4" xml:id="id20" draw:id="id20" draw:layer="layout" svg:width="4.397cm" svg:height="0.729cm" svg:x="7.903cm" svg:y="17.9cm">
          <draw:text-box>
            <text:p><text:span text:style-name="T1">plot values over time</text:span></text:p>
          </draw:text-box>
        </draw:frame>
        <draw:connector draw:style-name="gr3" draw:text-style-name="P5" draw:layer="layout" svg:x1="10.135cm" svg:y1="17.129cm" svg:x2="10.101cm" svg:y2="17.9cm" draw:start-shape="id18" draw:start-glue-point="2" draw:end-shape="id20" draw:end-glue-point="0" svg:d="M10135 17129v386h-34v385" svg:viewBox="0 0 35 772">
          <text:p/>
        </draw:connector>
        <draw:frame draw:style-name="gr2" draw:text-style-name="P4" xml:id="id22" draw:id="id22" draw:layer="layout" svg:width="4.587cm" svg:height="0.729cm" svg:x="7.813cm" svg:y="20.9cm">
          <draw:text-box>
            <text:p><text:span text:style-name="T1">req: time range (t1,t2)</text:span></text:p>
          </draw:text-box>
        </draw:frame>
        <draw:connector draw:style-name="gr3" draw:text-style-name="P5" draw:layer="layout" svg:x1="10.101cm" svg:y1="18.629cm" svg:x2="10.109cm" svg:y2="19.5cm" draw:start-shape="id20" draw:start-glue-point="2" draw:end-shape="id21" draw:end-glue-point="0" svg:d="M10101 18629v436h8v435" svg:viewBox="0 0 9 872">
          <text:p/>
        </draw:connector>
        <draw:frame draw:style-name="gr2" draw:text-style-name="P4" xml:id="id21" draw:id="id21" draw:layer="layout" svg:width="5.218cm" svg:height="0.729cm" svg:x="7.5cm" svg:y="19.5cm">
          <draw:text-box>
            <text:p><text:span text:style-name="T1">list ranges (1d,1w,1m,1y)</text:span></text:p>
          </draw:text-box>
        </draw:frame>
        <draw:connector draw:style-name="gr3" draw:text-style-name="P5" draw:layer="layout" svg:x1="10.109cm" svg:y1="20.229cm" svg:x2="10.106cm" svg:y2="20.9cm" draw:start-shape="id21" draw:start-glue-point="2" draw:end-shape="id22" draw:end-glue-point="0" svg:d="M10109 20229v336h-3v335" svg:viewBox="0 0 4 672">
          <text:p/>
        </draw:connector>
        <draw:connector draw:style-name="gr3" draw:text-style-name="P5" draw:layer="layout" svg:x1="10.106cm" svg:y1="21.629cm" svg:x2="7.903cm" svg:y2="18.264cm" draw:start-shape="id22" draw:start-glue-point="2" draw:end-shape="id20" draw:end-glue-point="3" svg:d="M10106 21629v500h-2793v-3865h590" svg:viewBox="0 0 2794 3866">
          <text:p/>
        </draw:connector>
        <draw:connector draw:style-name="gr1" draw:text-style-name="P5" draw:layer="layout" draw:line-skew="4.017cm" svg:x1="12.3cm" svg:y1="18.264cm" svg:x2="15.983cm" svg:y2="14.164cm" draw:start-shape="id20" draw:start-glue-point="1" draw:end-shape="id17" draw:end-glue-point="1" svg:d="M12300 18264h8200v-4100h-4517" svg:viewBox="0 0 8201 4101">
          <text:p text:style-name="P7"/>
        </draw:connector>
        <draw:frame draw:style-name="gr2" draw:text-style-name="P4" draw:layer="layout" svg:width="1.399cm" svg:height="0.729cm" svg:x="15.201cm" svg:y="17.671cm">
          <draw:text-box>
            <text:p><text:span text:style-name="T1">b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Rauch</meta:initial-creator>
    <meta:creation-date>2015-08-12T15:30:33.584821919</meta:creation-date>
    <dc:date>2015-08-12T17:08:44.076801383</dc:date>
    <dc:creator>Christian Rauch</dc:creator>
    <meta:editing-duration>PT1H37M45S</meta:editing-duration>
    <meta:editing-cycles>53</meta:editing-cycles>
    <meta:generator>LibreOffice/4.4.2.2$Linux_X86_64 LibreOffice_project/40m0$Build-2</meta:generator>
    <meta:document-statistic meta:object-count="51"/>
  </office:meta>
</office:document-meta>
</file>